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0.0118333333333cm"/>
    </style:style>
    <style:style style:name="co2" style:family="table-column">
      <style:table-column-properties fo:break-before="auto" style:column-width="7.979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7DN</text:p>
          </table:table-cell>
          <table:table-cell office:value-type="string" table:style-name="ce2">
            <text:p>CeIMB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visão de Manutenção e Reparo de PNR</text:p>
          </table:table-cell>
          <table:table-cell office:value-type="string" table:style-name="ce2">
            <text:p>Divisão de Abastecimen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visão de Projetos e Contratos</text:p>
          </table:table-cell>
          <table:table-cell office:value-type="string" table:style-name="ce2">
            <text:p>Seção do Posto de Distribuição de Uniform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visão de Obras</text:p>
          </table:table-cell>
          <table:table-cell office:value-type="string" table:style-name="ce2">
            <text:p>Seção de Tráfego de Carg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visão de Patrimônio Imobiliário</text:p>
          </table:table-cell>
          <table:table-cell office:value-type="string" table:style-name="ce2">
            <text:p>Divisão de Finanç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visão de Controle de PNR</text:p>
          </table:table-cell>
          <table:table-cell office:value-type="string" table:style-name="ce2">
            <text:p>Seção de Execução Financeir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visão de Administração de Condomínios</text:p>
          </table:table-cell>
          <table:table-cell office:value-type="string" table:style-name="ce2">
            <text:p>Seção de Passagem e Bagage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Organização</text:p>
          </table:table-cell>
          <table:table-cell office:value-type="string" table:style-name="ce2">
            <text:p>Divisão de Obtençã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Inteligência</text:p>
          </table:table-cell>
          <table:table-cell office:value-type="string" table:style-name="ce2">
            <text:p>Divisão de Pagamen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Operações</text:p>
          </table:table-cell>
          <table:table-cell office:value-type="string" table:style-name="ce2">
            <text:p>Divisão de Administraçã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Logística e Mobilização</text:p>
          </table:table-cell>
          <table:table-cell office:value-type="string" table:style-name="ce2">
            <text:p>Divisão de Municiamen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Assuntos Marítimos</text:p>
          </table:table-cell>
          <table:table-cell office:value-type="string" table:style-name="ce2">
            <text:p>Seção de Tecnologia da Informaçã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Inteligência Marítima</text:p>
          </table:table-cell>
          <table:table-cell office:value-type="string" table:style-name="ce2">
            <text:p>Seção do Mendonç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ção de Operações de Informação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3">
            <text:p>Divisão de Conectividade de Sistemas de Informações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3">
            <text:p>Divisão de Segurança da Informação e Comunicações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3">
            <text:p>Divisão de Telefon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Pesso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Transpor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Serviços Ger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Seguranç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Saúde e de Educação Físi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Gerência dos Crédit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Controle Patrimoni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Hotel de Trâns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tores de Gerenciamento de Oficiais RM2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etores de Gerenciamento de Praças RM2 e Serviço Militar Inici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Concursos e Processos Seletiv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Assistência Psicológi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Assistência Soci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Assistência Jurídi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visão de Veteranos e Pensionistas</text:p>
          </table:table-cell>
          <table:table-cell table:number-columns-repeated="16383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guilhermekscampos@gmail.com</dc:creator>
    <meta:creation-date>2024-02-07T10:27:07Z</meta:creation-date>
    <dc:date>2024-03-04T13:04:10Z</dc:date>
    <meta:editing-cycles>2</meta:editing-cycles>
    <meta:editing-duration>PT164S</meta:editing-duration>
  </office:meta>
</office:document-meta>
</file>